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fixed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ans" officeooo:rsid="00156646" officeooo:paragraph-rsid="00156646"/>
    </style:style>
    <style:style style:name="P2" style:family="paragraph" style:parent-style-name="Standard">
      <style:paragraph-properties fo:text-align="center" style:justify-single-word="false"/>
      <style:text-properties style:font-name="Liberation Sans" style:text-underline-style="solid" style:text-underline-width="auto" style:text-underline-color="font-color" officeooo:rsid="00156646" officeooo:paragraph-rsid="00156646"/>
    </style:style>
    <style:style style:name="P3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56646" officeooo:paragraph-rsid="00156646"/>
    </style:style>
    <style:style style:name="P4" style:family="paragraph" style:parent-style-name="Standard" style:list-style-name="L1">
      <style:paragraph-properties fo:text-align="start" style:justify-single-word="false"/>
      <style:text-properties fo:font-variant="normal" fo:text-transform="none" fo:color="#24292e" style:font-name="Liberation Sans" fo:font-size="12pt" fo:letter-spacing="normal" fo:font-style="normal" style:text-underline-style="none" fo:font-weight="normal" officeooo:rsid="00156646" officeooo:paragraph-rsid="00156646"/>
    </style:style>
    <style:style style:name="P5" style:family="paragraph" style:parent-style-name="Standard" style:list-style-name="L1">
      <style:paragraph-properties fo:text-align="start" style:justify-single-word="false"/>
      <style:text-properties fo:font-variant="normal" fo:text-transform="none" fo:color="#24292e" style:font-name="Liberation Sans" fo:font-size="12pt" fo:letter-spacing="normal" fo:font-style="normal" style:text-underline-style="none" fo:font-weight="normal" officeooo:rsid="001804b6" officeooo:paragraph-rsid="001804b6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ans" officeooo:rsid="00156646" officeooo:paragraph-rsid="00156646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ans" officeooo:rsid="00172f6e" officeooo:paragraph-rsid="00172f6e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ans" officeooo:rsid="00172f6e" officeooo:paragraph-rsid="001742b2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ans" officeooo:rsid="00172f6e" officeooo:paragraph-rsid="001804b6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ans" officeooo:rsid="001804b6" officeooo:paragraph-rsid="001804b6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ans" officeooo:rsid="001d8456" officeooo:paragraph-rsid="001d8456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ans" officeooo:rsid="001f42ca" officeooo:paragraph-rsid="001f42ca"/>
    </style:style>
    <style:style style:name="T1" style:family="text">
      <style:text-properties fo:font-variant="normal" fo:text-transform="none" fo:color="#24292e" fo:font-size="12pt" fo:letter-spacing="normal" fo:font-style="normal" style:text-underline-style="none" fo:font-weight="normal"/>
    </style:style>
    <style:style style:name="T2" style:family="text">
      <style:text-properties fo:font-variant="normal" fo:text-transform="none" fo:color="#24292e" fo:font-size="12pt" fo:letter-spacing="normal" fo:font-style="normal" style:text-underline-style="none" fo:font-weight="normal" officeooo:rsid="00156646"/>
    </style:style>
    <style:style style:name="T3" style:family="text">
      <style:text-properties fo:font-variant="normal" fo:text-transform="none" fo:color="#24292e" fo:font-size="12pt" fo:letter-spacing="normal" fo:font-style="normal" style:text-underline-style="none" fo:font-weight="normal" officeooo:rsid="001742b2"/>
    </style:style>
    <style:style style:name="T4" style:family="text">
      <style:text-properties officeooo:rsid="00172f6e"/>
    </style:style>
    <style:style style:name="T5" style:family="text">
      <style:text-properties officeooo:rsid="001742b2"/>
    </style:style>
    <style:style style:name="T6" style:family="text">
      <style:text-properties officeooo:rsid="001cb097"/>
    </style:style>
    <style:style style:name="T7" style:family="text">
      <style:text-properties officeooo:rsid="001d845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drigo Cedeño</text:p>
      <text:p text:style-name="P1">176576</text:p>
      <text:p text:style-name="P2">MNO Tarea 6 <text:span text:style-name="T6">Pregunta 5</text:span></text:p>
      <text:p text:style-name="P3"/>
      <text:list xml:id="list3800071063945588371" text:style-name="L1">
        <text:list-item>
          <text:p text:style-name="P4">Investiga* sobre la subrutina de Fortran dgem<text:span text:style-name="T7">m</text:span> (parámetros que recibe y la salida)</text:p>
          <text:list>
            <text:list-item>
              <text:p text:style-name="P4">Entradas:</text:p>
              <text:list>
                <text:list-item>
                  <text:p text:style-name="P4">TRANS – especifica la <text:span text:style-name="T7">forma de la </text:span>operación <text:span text:style-name="T7">A para ser utilizada en la mutliplicación de matrices de la</text:span> siguiente manera</text:p>
                  <text:list>
                    <text:list-item>
                      <text:p text:style-name="P12"><text:s text:c="14"/>TRANS = 'N' or 'n' <text:s text:c="2"/>y := alpha*A*x + beta*y.</text:p>
                    </text:list-item>
                    <text:list-item>
                      <text:p text:style-name="P12"><text:s text:c="14"/>TRANS = 'T' or 't' <text:s text:c="2"/>y := alpha*A**T*x + beta*y.</text:p>
                    </text:list-item>
                    <text:list-item>
                      <text:p text:style-name="P12"><text:s text:c="14"/>TRANS = 'C' or 'c' <text:s text:c="2"/>y := alpha*A**T*x + beta*y.</text:p>
                    </text:list-item>
                  </text:list>
                  <text:p text:style-name="P11"><text:span text:style-name="T2"/></text:p>
                </text:list-item>
                <text:list-item>
                  <text:p text:style-name="P6">M – especifica el número de renglones que tendrá la matriz</text:p>
                </text:list-item>
                <text:list-item>
                  <text:p text:style-name="P6">N – especifica el número de columnas que tendrá la matriz</text:p>
                </text:list-item>
                <text:list-item>
                  <text:p text:style-name="P6">ALPHA – <text:span text:style-name="T4">establece el escalar “alpha”</text:span></text:p>
                </text:list-item>
                <text:list-item>
                  <text:p text:style-name="P7">A – indica los coeficientes que contendrá la matriz <text:span text:style-name="T7">A</text:span></text:p>
                </text:list-item>
                <text:list-item>
                  <text:p text:style-name="P8">LDA – especifica la primera dimensión de A como fué declarada en la sub-rutin<text:span text:style-name="T5">a</text:span></text:p>
                </text:list-item>
                <text:list-item>
                  <text:p text:style-name="P9">X – contiene el vector x</text:p>
                </text:list-item>
                <text:list-item>
                  <text:p text:style-name="P9"><text:span text:style-name="T5">I</text:span>NCX – especifica el incremento de X</text:p>
                </text:list-item>
                <text:list-item>
                  <text:p text:style-name="P9">BETA – indica el escalar de beta</text:p>
                </text:list-item>
                <text:list-item>
                  <text:p text:style-name="P9"><text:span text:style-name="T2">I</text:span><text:span text:style-name="T1">NCY – especifica el incremento de </text:span><text:span text:style-name="T3">Y</text:span></text:p>
                </text:list-item>
              </text:list>
            </text:list-item>
            <text:list-item>
              <text:p text:style-name="P10"><text:span text:style-name="T3">S</text:span><text:span text:style-name="T1">alidas:</text:span></text:p>
              <text:list>
                <text:list-item>
                  <text:p text:style-name="P5">Y – contiene el vector de Y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fixed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6:50:37.788668386</meta:creation-date>
    <dc:date>2018-04-03T20:31:41.421701692</dc:date>
    <meta:editing-duration>PT1H45M2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66" meta:character-count="929" meta:non-whitespace-character-count="741"/>
  </office:meta>
</office:document-meta>
</file>